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0f96c1" officeooo:paragraph-rsid="000f96c1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17f9" officeooo:paragraph-rsid="001017f9" style:font-weight-asian="bold" style:font-weight-complex="bold"/>
    </style:style>
    <style:style style:name="P3" style:family="paragraph" style:parent-style-name="Subtitle">
      <style:paragraph-properties fo:text-align="start" style:justify-single-word="false"/>
      <style:text-properties fo:font-weight="bold" officeooo:rsid="000f96c1" officeooo:paragraph-rsid="000f96c1" style:font-weight-asian="bold" style:font-weight-complex="bold"/>
    </style:style>
    <style:style style:name="P4" style:family="paragraph" style:parent-style-name="Title">
      <style:text-properties officeooo:rsid="000f96c1" officeooo:paragraph-rsid="000f96c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R WIKI 2</text:p>
      <text:p text:style-name="P3">Instalar MySQL</text:p>
      <text:p text:style-name="P1">sudo apt-get upgrade</text:p>
      <text:p text:style-name="P1">sudo apt-get update</text:p>
      <text:p text:style-name="P1">sudo apt-get install mysql-server</text:p>
      <text:p text:style-name="P1">- Usuario → root</text:p>
      <text:p text:style-name="P1">- Contraseña → admin</text:p>
      <text:p text:style-name="P2">localhost/phpmyadmin</text:p>
      <text:p text:style-name="P2"><text:a xlink:type="simple" xlink:href="http://localhost/phpmyadmin/index.php?token=0ee7b49a2ddaa5f73e8269eac93c9958" text:style-name="Internet_20_link" text:visited-style-name="Visited_20_Internet_20_Link">http://localhost/phpmyadmin/index.php?token=0ee7b49a2ddaa5f73e8269eac93c9958</text:a></text:p>
      <text:p text:style-name="P2">- Usuario → root</text:p>
      <text:p text:style-name="P2">- Contraseña → admin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21:20.020754799</meta:creation-date>
    <dc:date>2017-10-19T10:34:52.087131064</dc:date>
    <meta:editing-duration>PT3M21S</meta:editing-duration>
    <meta:editing-cycles>1</meta:editing-cycles>
    <meta:document-statistic meta:table-count="0" meta:image-count="0" meta:object-count="0" meta:page-count="1" meta:paragraph-count="11" meta:word-count="33" meta:character-count="267" meta:non-whitespace-character-count="245"/>
    <meta:generator>LibreOffice/5.1.6.2$Linux_X86_64 LibreOffice_project/10m0$Build-2</meta:generator>
  </office:meta>
</office:document-meta>
</file>